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5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6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17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18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Voti scuola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PROF</text:p>
          </table:table-cell>
          <table:table-cell table:style-name="ce1" office:value-type="string" calcext:value-type="string">
            <text:p>VOTO</text:p>
          </table:table-cell>
          <table:table-cell table:number-columns-repeated="4"/>
          <table:table-cell table:style-name="ce1" office:value-type="string" calcext:value-type="string">
            <text:p>DOCENTI</text:p>
          </table:table-cell>
          <table:table-cell/>
        </table:table-row>
        <table:table-row table:style-name="ro1">
          <table:table-cell table:formula="of:= INDIRECT(CONCATENATE(&quot;G&quot;; RANDBETWEEN(2;8)))" office:value-type="string" office:string-value="Piddio" calcext:value-type="string">
            <text:p>Piddio</text:p>
          </table:table-cell>
          <table:table-cell table:formula="of:= RANDBETWEEN(0;10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Giannini</text:p>
          </table:table-cell>
          <table:table-cell/>
        </table:table-row>
        <table:table-row table:style-name="ro1">
          <table:table-cell table:formula="of:= INDIRECT(CONCATENATE(&quot;G&quot;; RANDBETWEEN(2;8)))" office:value-type="string" office:string-value="Doremi" calcext:value-type="string">
            <text:p>Doremi</text:p>
          </table:table-cell>
          <table:table-cell table:formula="of:= RANDBETWEEN(0;1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ossi</text:p>
          </table:table-cell>
          <table:table-cell/>
        </table:table-row>
        <table:table-row table:style-name="ro1">
          <table:table-cell table:formula="of:= INDIRECT(CONCATENATE(&quot;G&quot;; RANDBETWEEN(2;8)))" office:value-type="string" office:string-value="Rossi" calcext:value-type="string">
            <text:p>Rossi</text:p>
          </table:table-cell>
          <table:table-cell table:formula="of:= RANDBETWEEN(0;10)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Doremi</text:p>
          </table:table-cell>
          <table:table-cell/>
        </table:table-row>
        <table:table-row table:style-name="ro1">
          <table:table-cell table:formula="of:= INDIRECT(CONCATENATE(&quot;G&quot;; RANDBETWEEN(2;8)))" office:value-type="string" office:string-value="Alessandri" calcext:value-type="string">
            <text:p>Alessandri</text:p>
          </table:table-cell>
          <table:table-cell table:formula="of:= RANDBETWEEN(0;10)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Carlito</text:p>
          </table:table-cell>
          <table:table-cell/>
        </table:table-row>
        <table:table-row table:style-name="ro1">
          <table:table-cell table:formula="of:= INDIRECT(CONCATENATE(&quot;G&quot;; RANDBETWEEN(2;8)))" office:value-type="string" office:string-value="Giannini" calcext:value-type="string">
            <text:p>Giannini</text:p>
          </table:table-cell>
          <table:table-cell table:formula="of:= RANDBETWEEN(0;10)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Piddio</text:p>
          </table:table-cell>
          <table:table-cell/>
        </table:table-row>
        <table:table-row table:style-name="ro1">
          <table:table-cell table:formula="of:= INDIRECT(CONCATENATE(&quot;G&quot;; RANDBETWEEN(2;8)))" office:value-type="string" office:string-value="Giannini" calcext:value-type="string">
            <text:p>Giannini</text:p>
          </table:table-cell>
          <table:table-cell table:formula="of:= RANDBETWEEN(0;10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Alessandri</text:p>
          </table:table-cell>
          <table:table-cell/>
        </table:table-row>
        <table:table-row table:style-name="ro1">
          <table:table-cell table:formula="of:= INDIRECT(CONCATENATE(&quot;G&quot;; RANDBETWEEN(2;8)))" office:value-type="string" office:string-value="Piddio" calcext:value-type="string">
            <text:p>Piddio</text:p>
          </table:table-cell>
          <table:table-cell table:formula="of:= RANDBETWEEN(0;10)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Francescon</text:p>
          </table:table-cell>
          <table:table-cell/>
        </table:table-row>
        <table:table-row table:style-name="ro1">
          <table:table-cell table:formula="of:= INDIRECT(CONCATENATE(&quot;G&quot;; RANDBETWEEN(2;8)))" office:value-type="string" office:string-value="Carlito" calcext:value-type="string">
            <text:p>Carlito</text:p>
          </table:table-cell>
          <table:table-cell table:formula="of:= RANDBETWEEN(0;10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 INDIRECT(CONCATENATE(&quot;G&quot;; RANDBETWEEN(2;8)))" office:value-type="string" office:string-value="Piddio" calcext:value-type="string">
            <text:p>Piddio</text:p>
          </table:table-cell>
          <table:table-cell table:formula="of:= RANDBETWEEN(0;1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 INDIRECT(CONCATENATE(&quot;G&quot;; RANDBETWEEN(2;8)))" office:value-type="string" office:string-value="Alessandri" calcext:value-type="string">
            <text:p>Alessandri</text:p>
          </table:table-cell>
          <table:table-cell table:formula="of:= RANDBETWEEN(0;10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 INDIRECT(CONCATENATE(&quot;G&quot;; RANDBETWEEN(2;8)))" office:value-type="string" office:string-value="Giannini" calcext:value-type="string">
            <text:p>Giannini</text:p>
          </table:table-cell>
          <table:table-cell table:formula="of:= RANDBETWEEN(0;10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formula="of:= INDIRECT(CONCATENATE(&quot;G&quot;; RANDBETWEEN(2;8)))" office:value-type="string" office:string-value="Carlito" calcext:value-type="string">
            <text:p>Carlito</text:p>
          </table:table-cell>
          <table:table-cell table:formula="of:= RANDBETWEEN(0;1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 INDIRECT(CONCATENATE(&quot;G&quot;; RANDBETWEEN(2;8)))" office:value-type="string" office:string-value="Alessandri" calcext:value-type="string">
            <text:p>Alessandri</text:p>
          </table:table-cell>
          <table:table-cell table:formula="of:= RANDBETWEEN(0;10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formula="of:= INDIRECT(CONCATENATE(&quot;G&quot;; RANDBETWEEN(2;8)))" office:value-type="string" office:string-value="Rossi" calcext:value-type="string">
            <text:p>Rossi</text:p>
          </table:table-cell>
          <table:table-cell table:formula="of:= RANDBETWEEN(0;10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 INDIRECT(CONCATENATE(&quot;G&quot;; RANDBETWEEN(2;8)))" office:value-type="string" office:string-value="Doremi" calcext:value-type="string">
            <text:p>Doremi</text:p>
          </table:table-cell>
          <table:table-cell table:formula="of:= RANDBETWEEN(0;10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 INDIRECT(CONCATENATE(&quot;G&quot;; RANDBETWEEN(2;8)))" office:value-type="string" office:string-value="Francescon" calcext:value-type="string">
            <text:p>Francescon</text:p>
          </table:table-cell>
          <table:table-cell table:formula="of:= RANDBETWEEN(0;10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formula="of:= INDIRECT(CONCATENATE(&quot;G&quot;; RANDBETWEEN(2;8)))" office:value-type="string" office:string-value="Francescon" calcext:value-type="string">
            <text:p>Francescon</text:p>
          </table:table-cell>
          <table:table-cell table:formula="of:= RANDBETWEEN(0;10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 INDIRECT(CONCATENATE(&quot;G&quot;; RANDBETWEEN(2;8)))" office:value-type="string" office:string-value="Piddio" calcext:value-type="string">
            <text:p>Piddio</text:p>
          </table:table-cell>
          <table:table-cell table:formula="of:= RANDBETWEEN(0;10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formula="of:= INDIRECT(CONCATENATE(&quot;G&quot;; RANDBETWEEN(2;8)))" office:value-type="string" office:string-value="Francescon" calcext:value-type="string">
            <text:p>Francescon</text:p>
          </table:table-cell>
          <table:table-cell table:formula="of:= RANDBETWEEN(0;10)" office:value-type="float" office:value="5" calcext:value-type="float">
            <text:p>5</text:p>
          </table:table-cell>
          <table:table-cell table:number-columns-repeated="3"/>
          <table:table-cell table:style-name="ce2"/>
          <table:table-cell table:style-name="ce7" office:value-type="string" calcext:value-type="string">
            <text:p>Data</text:p>
          </table:table-cell>
          <table:table-cell table:style-name="ce13"/>
        </table:table-row>
        <table:table-row table:style-name="ro1">
          <table:table-cell table:formula="of:= INDIRECT(CONCATENATE(&quot;G&quot;; RANDBETWEEN(2;8)))" office:value-type="string" office:string-value="Doremi" calcext:value-type="string">
            <text:p>Doremi</text:p>
          </table:table-cell>
          <table:table-cell table:formula="of:= RANDBETWEEN(0;10)" office:value-type="float" office:value="3" calcext:value-type="float">
            <text:p>3</text:p>
          </table:table-cell>
          <table:table-cell table:number-columns-repeated="3"/>
          <table:table-cell table:style-name="ce3" office:value-type="string" calcext:value-type="string">
            <text:p>PROF</text:p>
          </table:table-cell>
          <table:table-cell table:style-name="ce8" office:value-type="string" calcext:value-type="string">
            <text:p>Average - VOTO</text:p>
          </table:table-cell>
          <table:table-cell table:style-name="ce14" office:value-type="string" calcext:value-type="string">
            <text:p>Sum - VOTO</text:p>
          </table:table-cell>
        </table:table-row>
        <table:table-row table:style-name="ro1">
          <table:table-cell table:formula="of:= INDIRECT(CONCATENATE(&quot;G&quot;; RANDBETWEEN(2;8)))" office:value-type="string" office:string-value="Piddio" calcext:value-type="string">
            <text:p>Piddio</text:p>
          </table:table-cell>
          <table:table-cell table:formula="of:= RANDBETWEEN(0;10)" office:value-type="float" office:value="7" calcext:value-type="float">
            <text:p>7</text:p>
          </table:table-cell>
          <table:table-cell table:number-columns-repeated="3"/>
          <table:table-cell table:style-name="ce4" office:value-type="string" calcext:value-type="string">
            <text:p>Alessandri</text:p>
          </table:table-cell>
          <table:table-cell table:style-name="ce9" office:value-type="float" office:value="7.33333333333333" calcext:value-type="float">
            <text:p>7.33333333333333</text:p>
          </table:table-cell>
          <table:table-cell table:style-name="ce15" office:value-type="float" office:value="44" calcext:value-type="float">
            <text:p>44</text:p>
          </table:table-cell>
        </table:table-row>
        <table:table-row table:style-name="ro1">
          <table:table-cell table:formula="of:= INDIRECT(CONCATENATE(&quot;G&quot;; RANDBETWEEN(2;8)))" office:value-type="string" office:string-value="Giannini" calcext:value-type="string">
            <text:p>Giannini</text:p>
          </table:table-cell>
          <table:table-cell table:formula="of:= RANDBETWEEN(0;10)" office:value-type="float" office:value="3" calcext:value-type="float">
            <text:p>3</text:p>
          </table:table-cell>
          <table:table-cell table:number-columns-repeated="3"/>
          <table:table-cell table:style-name="ce5" office:value-type="string" calcext:value-type="string">
            <text:p>Carlito</text:p>
          </table:table-cell>
          <table:table-cell table:style-name="ce10" office:value-type="float" office:value="6.25" calcext:value-type="float">
            <text:p>6.25</text:p>
          </table:table-cell>
          <table:table-cell table:style-name="ce16" office:value-type="float" office:value="25" calcext:value-type="float">
            <text:p>25</text:p>
          </table:table-cell>
        </table:table-row>
        <table:table-row table:style-name="ro1">
          <table:table-cell table:formula="of:= INDIRECT(CONCATENATE(&quot;G&quot;; RANDBETWEEN(2;8)))" office:value-type="string" office:string-value="Giannini" calcext:value-type="string">
            <text:p>Giannini</text:p>
          </table:table-cell>
          <table:table-cell table:formula="of:= RANDBETWEEN(0;10)" office:value-type="float" office:value="10" calcext:value-type="float">
            <text:p>10</text:p>
          </table:table-cell>
          <table:table-cell table:number-columns-repeated="3"/>
          <table:table-cell table:style-name="ce5" office:value-type="string" calcext:value-type="string">
            <text:p>Doremi</text:p>
          </table:table-cell>
          <table:table-cell table:style-name="ce10" office:value-type="float" office:value="4.4" calcext:value-type="float">
            <text:p>4.4</text:p>
          </table:table-cell>
          <table:table-cell table:style-name="ce16" office:value-type="float" office:value="22" calcext:value-type="float">
            <text:p>22</text:p>
          </table:table-cell>
        </table:table-row>
        <table:table-row table:style-name="ro1">
          <table:table-cell table:formula="of:= INDIRECT(CONCATENATE(&quot;G&quot;; RANDBETWEEN(2;8)))" office:value-type="string" office:string-value="Giannini" calcext:value-type="string">
            <text:p>Giannini</text:p>
          </table:table-cell>
          <table:table-cell table:formula="of:= RANDBETWEEN(0;10)" office:value-type="float" office:value="2" calcext:value-type="float">
            <text:p>2</text:p>
          </table:table-cell>
          <table:table-cell table:number-columns-repeated="3"/>
          <table:table-cell table:style-name="ce5" office:value-type="string" calcext:value-type="string">
            <text:p>Francescon</text:p>
          </table:table-cell>
          <table:table-cell table:style-name="ce10" office:value-type="float" office:value="6.4" calcext:value-type="float">
            <text:p>6.4</text:p>
          </table:table-cell>
          <table:table-cell table:style-name="ce16" office:value-type="float" office:value="32" calcext:value-type="float">
            <text:p>32</text:p>
          </table:table-cell>
        </table:table-row>
        <table:table-row table:style-name="ro1">
          <table:table-cell table:formula="of:= INDIRECT(CONCATENATE(&quot;G&quot;; RANDBETWEEN(2;8)))" office:value-type="string" office:string-value="Rossi" calcext:value-type="string">
            <text:p>Rossi</text:p>
          </table:table-cell>
          <table:table-cell table:formula="of:= RANDBETWEEN(0;10)" office:value-type="float" office:value="6" calcext:value-type="float">
            <text:p>6</text:p>
          </table:table-cell>
          <table:table-cell table:number-columns-repeated="3"/>
          <table:table-cell table:style-name="ce5" office:value-type="string" calcext:value-type="string">
            <text:p>Giannini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40" calcext:value-type="float">
            <text:p>40</text:p>
          </table:table-cell>
        </table:table-row>
        <table:table-row table:style-name="ro1">
          <table:table-cell table:formula="of:= INDIRECT(CONCATENATE(&quot;G&quot;; RANDBETWEEN(2;8)))" office:value-type="string" office:string-value="Alessandri" calcext:value-type="string">
            <text:p>Alessandri</text:p>
          </table:table-cell>
          <table:table-cell table:formula="of:= RANDBETWEEN(0;10)" office:value-type="float" office:value="10" calcext:value-type="float">
            <text:p>10</text:p>
          </table:table-cell>
          <table:table-cell table:number-columns-repeated="3"/>
          <table:table-cell table:style-name="ce5" office:value-type="string" calcext:value-type="string">
            <text:p>Piddio</text:p>
          </table:table-cell>
          <table:table-cell table:style-name="ce10" office:value-type="float" office:value="5.625" calcext:value-type="float">
            <text:p>5.625</text:p>
          </table:table-cell>
          <table:table-cell table:style-name="ce16" office:value-type="float" office:value="45" calcext:value-type="float">
            <text:p>45</text:p>
          </table:table-cell>
        </table:table-row>
        <table:table-row table:style-name="ro1">
          <table:table-cell table:formula="of:= INDIRECT(CONCATENATE(&quot;G&quot;; RANDBETWEEN(2;8)))" office:value-type="string" office:string-value="Piddio" calcext:value-type="string">
            <text:p>Piddio</text:p>
          </table:table-cell>
          <table:table-cell table:formula="of:= RANDBETWEEN(0;10)" office:value-type="float" office:value="4" calcext:value-type="float">
            <text:p>4</text:p>
          </table:table-cell>
          <table:table-cell table:number-columns-repeated="3"/>
          <table:table-cell table:style-name="ce5" office:value-type="string" calcext:value-type="string">
            <text:p>Rossi</text:p>
          </table:table-cell>
          <table:table-cell table:style-name="ce11" office:value-type="float" office:value="6.75" calcext:value-type="float">
            <text:p>6.75</text:p>
          </table:table-cell>
          <table:table-cell table:style-name="ce17" office:value-type="float" office:value="27" calcext:value-type="float">
            <text:p>27</text:p>
          </table:table-cell>
        </table:table-row>
        <table:table-row table:style-name="ro1">
          <table:table-cell table:formula="of:= INDIRECT(CONCATENATE(&quot;G&quot;; RANDBETWEEN(2;8)))" office:value-type="string" office:string-value="Rossi" calcext:value-type="string">
            <text:p>Rossi</text:p>
          </table:table-cell>
          <table:table-cell table:formula="of:= RANDBETWEEN(0;10)" office:value-type="float" office:value="6" calcext:value-type="float">
            <text:p>6</text:p>
          </table:table-cell>
          <table:table-cell table:number-columns-repeated="3"/>
          <table:table-cell table:style-name="ce6" office:value-type="string" calcext:value-type="string">
            <text:p>Total Result</text:p>
          </table:table-cell>
          <table:table-cell table:style-name="ce12" office:value-type="float" office:value="5.875" calcext:value-type="float">
            <text:p>5.875</text:p>
          </table:table-cell>
          <table:table-cell table:style-name="ce18" office:value-type="float" office:value="235" calcext:value-type="float">
            <text:p>235</text:p>
          </table:table-cell>
        </table:table-row>
        <table:table-row table:style-name="ro1">
          <table:table-cell table:formula="of:= INDIRECT(CONCATENATE(&quot;G&quot;; RANDBETWEEN(2;8)))" office:value-type="string" office:string-value="Piddio" calcext:value-type="string">
            <text:p>Piddio</text:p>
          </table:table-cell>
          <table:table-cell table:formula="of:= RANDBETWEEN(0;10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 INDIRECT(CONCATENATE(&quot;G&quot;; RANDBETWEEN(2;8)))" office:value-type="string" office:string-value="Francescon" calcext:value-type="string">
            <text:p>Francescon</text:p>
          </table:table-cell>
          <table:table-cell table:formula="of:= RANDBETWEEN(0;10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 INDIRECT(CONCATENATE(&quot;G&quot;; RANDBETWEEN(2;8)))" office:value-type="string" office:string-value="Carlito" calcext:value-type="string">
            <text:p>Carlito</text:p>
          </table:table-cell>
          <table:table-cell table:formula="of:= RANDBETWEEN(0;10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formula="of:= INDIRECT(CONCATENATE(&quot;G&quot;; RANDBETWEEN(2;8)))" office:value-type="string" office:string-value="Alessandri" calcext:value-type="string">
            <text:p>Alessandri</text:p>
          </table:table-cell>
          <table:table-cell table:formula="of:= RANDBETWEEN(0;10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formula="of:= INDIRECT(CONCATENATE(&quot;G&quot;; RANDBETWEEN(2;8)))" office:value-type="string" office:string-value="Piddio" calcext:value-type="string">
            <text:p>Piddio</text:p>
          </table:table-cell>
          <table:table-cell table:formula="of:= RANDBETWEEN(0;10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formula="of:= INDIRECT(CONCATENATE(&quot;G&quot;; RANDBETWEEN(2;8)))" office:value-type="string" office:string-value="Doremi" calcext:value-type="string">
            <text:p>Doremi</text:p>
          </table:table-cell>
          <table:table-cell table:formula="of:= RANDBETWEEN(0;10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formula="of:= INDIRECT(CONCATENATE(&quot;G&quot;; RANDBETWEEN(2;8)))" office:value-type="string" office:string-value="Alessandri" calcext:value-type="string">
            <text:p>Alessandri</text:p>
          </table:table-cell>
          <table:table-cell table:formula="of:= RANDBETWEEN(0;10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 INDIRECT(CONCATENATE(&quot;G&quot;; RANDBETWEEN(2;8)))" office:value-type="string" office:string-value="Doremi" calcext:value-type="string">
            <text:p>Doremi</text:p>
          </table:table-cell>
          <table:table-cell table:formula="of:= RANDBETWEEN(0;10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 INDIRECT(CONCATENATE(&quot;G&quot;; RANDBETWEEN(2;8)))" office:value-type="string" office:string-value="Giannini" calcext:value-type="string">
            <text:p>Giannini</text:p>
          </table:table-cell>
          <table:table-cell table:formula="of:= RANDBETWEEN(0;10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 INDIRECT(CONCATENATE(&quot;G&quot;; RANDBETWEEN(2;8)))" office:value-type="string" office:string-value="Carlito" calcext:value-type="string">
            <text:p>Carlito</text:p>
          </table:table-cell>
          <table:table-cell table:formula="of:= RANDBETWEEN(0;10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 INDIRECT(CONCATENATE(&quot;G&quot;; RANDBETWEEN(2;8)))" office:value-type="string" office:string-value="Giannini" calcext:value-type="string">
            <text:p>Giannini</text:p>
          </table:table-cell>
          <table:table-cell table:formula="of:= RANDBETWEEN(0;1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 INDIRECT(CONCATENATE(&quot;G&quot;; RANDBETWEEN(2;8)))" office:value-type="string" office:string-value="Francescon" calcext:value-type="string">
            <text:p>Francescon</text:p>
          </table:table-cell>
          <table:table-cell table:formula="of:= RANDBETWEEN(0;10)" office:value-type="float" office:value="9" calcext:value-type="float">
            <text:p>9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'Voti scuola'.A1:'Voti scuola'.B41">
          <table:sort>
            <table:sort-by table:field-number="0" table:data-type="automatic"/>
          </table:sort>
        </table:database-range>
      </table:database-ranges>
      <table:data-pilot-tables>
        <table:data-pilot-table table:name="DataPilot4" table:application-data="" table:target-range-address="'Voti scuola'.F20:'Voti scuola'.H29" table:buttons="'Voti scuola'.F21 'Voti scuola'.G20" table:ignore-empty-rows="true" table:identify-categories="true" table:show-filter-button="false" table:drill-down-on-double-click="false">
          <table:source-cell-range table:cell-range-address="'Voti scuola'.A1:'Voti scuola'.B100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F" table:orientation="row" table:used-hierarchy="0" table:function="auto">
            <table:data-pilot-level table:show-empty="false" calcext:repeat-item-labels="false">
              <table:data-pilot-members>
                <table:data-pilot-member table:name="Alessandri" table:display="true" table:show-details="true"/>
                <table:data-pilot-member table:name="Carlito" table:display="true" table:show-details="true"/>
                <table:data-pilot-member table:name="Doremi" table:display="true" table:show-details="true"/>
                <table:data-pilot-member table:name="Francescon" table:display="true" table:show-details="true"/>
                <table:data-pilot-member table:name="Giannini" table:display="true" table:show-details="true"/>
                <table:data-pilot-member table:name="Piddio" table:display="true" table:show-details="true"/>
                <table:data-pilot-member table:name="Rossi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OTO" table:orientation="data" table:used-hierarchy="0" table:function="average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OTO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1T22:10:31.831000000</meta:creation-date>
    <dc:date>2022-08-01T22:42:08.535000000</dc:date>
    <meta:editing-duration>PT6M12S</meta:editing-duration>
    <meta:editing-cycles>2</meta:editing-cycles>
    <meta:generator>LibreOffice/7.2.0.4$Windows_X86_64 LibreOffice_project/9a9c6381e3f7a62afc1329bd359cc48accb6435b</meta:generator>
    <meta:document-statistic meta:table-count="1" meta:cell-count="118" meta:object-count="0"/>
  </office:meta>
</office:document-meta>
</file>